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5EC000003CA2CCD8C3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mbria Math" svg:font-family="'Cambria Math'"/>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Title_20_Slide-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pr3" style:family="presentation" style:parent-style-name="Title_20_Slide-notes">
      <style:graphic-properties draw:fill-color="#ffffff" fo:min-height="12.572cm"/>
    </style:style>
    <style:style style:name="pr4" style:family="presentation" style:parent-style-name="Title_20_and_20_Content-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pr5" style:family="presentation" style:parent-style-name="Title_20_and_20_Content-outline1">
      <style:graphic-properties draw:stroke="none" svg:stroke-width="0cm" draw:fill="none" draw:textarea-vertical-align="top" draw:auto-grow-height="false" draw:fit-to-size="shrink-to-fit" fo:min-height="10.798cm" fo:padding-top="0.127cm" fo:padding-bottom="0.127cm" fo:padding-left="0.254cm" fo:padding-right="0.254cm" fo:wrap-option="wrap"/>
    </style:style>
    <style:style style:name="pr6" style:family="presentation" style:parent-style-name="Title_20_and_20_Content-notes">
      <style:graphic-properties draw:fill-color="#ffffff" fo:min-height="12.572cm"/>
    </style:style>
    <style:style style:name="pr7"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8" style:family="presentation" style:parent-style-name="Title_20_and_20_Content-outline1">
      <style:graphic-properties draw:stroke="none" svg:stroke-width="0cm" draw:fill="bitmap" draw:fill-image-name="msFillBitmap_20_1" style:repeat="stretch" draw:textarea-vertical-align="top" draw:auto-grow-height="false" draw:fit-to-size="false" fo:min-height="10.798cm" fo:padding-top="0.127cm" fo:padding-bottom="0.127cm" fo:padding-left="0.254cm" fo:padding-right="0.254cm" fo:wrap-option="wrap"/>
    </style:style>
    <style:style style:name="pr9" style:family="presentation" style:parent-style-name="Title_20_and_20_Content-outline1">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style:paragraph-properties fo:text-align="start" style:font-independent-line-spacing="true"/>
      <style:text-properties fo:font-size="44pt"/>
    </style:style>
    <style:style style:name="P3" style:family="paragraph">
      <style:paragraph-properties fo:margin-left="0cm" fo:margin-right="0cm" fo:margin-top="0.226cm" fo:margin-bottom="0cm" fo:line-height="100%" fo:text-align="center" fo:text-indent="0cm" style:punctuation-wrap="hanging" style:writing-mode="lr-tb">
        <style:tab-stops>
          <style:tab-stop style:position="0cm"/>
        </style:tab-stops>
      </style:paragraph-properties>
      <style:text-properties fo:hyphenate="false"/>
    </style:style>
    <style:style style:name="P4" style:family="paragraph">
      <style:paragraph-properties fo:text-align="start" style:font-independent-line-spacing="true"/>
      <style:text-properties fo:font-size="32pt"/>
    </style:style>
    <style:style style:name="P5" style:family="paragraph">
      <style:paragraph-properties fo:margin-left="0cm" fo:margin-right="0cm" fo:margin-top="0.677cm" fo:margin-bottom="0cm" fo:line-height="100%" fo:text-align="start" fo:text-indent="0cm" style:punctuation-wrap="hanging" style:writing-mode="lr-tb">
        <style:tab-stops>
          <style:tab-stop style:position="0cm"/>
        </style:tab-stops>
      </style:paragraph-properties>
      <style:text-properties fo:hyphenate="false"/>
    </style:style>
    <style:style style:name="P6" style:family="paragraph">
      <style:paragraph-properties fo:margin-left="0cm" fo:margin-right="0cm" fo:margin-top="0.226cm" fo:margin-bottom="0cm" fo:line-height="100%" fo:text-align="start" fo:text-indent="0cm" style:punctuation-wrap="hanging" style:writing-mode="lr-tb">
        <style:tab-stops>
          <style:tab-stop style:position="0cm"/>
        </style:tab-stops>
      </style:paragraph-properties>
      <style:text-properties fo:hyphenate="false"/>
    </style:style>
    <style:style style:name="P7" style:family="paragraph">
      <style:paragraph-properties fo:margin-left="0cm" fo:margin-right="0cm" fo:margin-top="0.564cm" fo:margin-bottom="0cm" fo:line-height="100%" fo:text-align="start" fo:text-indent="0cm" style:punctuation-wrap="hanging" style:writing-mode="lr-tb">
        <style:tab-stops>
          <style:tab-stop style:position="0cm"/>
        </style:tab-stops>
      </style:paragraph-properties>
      <style:text-properties fo:hyphenate="false"/>
    </style:style>
    <style:style style:name="P8"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P9"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P10"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T1" style:family="text">
      <style:text-properties fo:font-variant="normal" fo:text-transform="none" fo:color="#000000" style:text-line-through-style="none" style:text-line-through-type="none" style:text-position="0% 100%" style:font-name="Calibri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font-variant="normal" fo:text-transform="none" fo:color="#8b8b8b"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3" style:family="text">
      <style:text-properties fo:font-variant="normal" fo:text-transform="none" fo:color="#000000" style:text-line-through-style="none" style:text-line-through-type="none" style:text-position="0% 100%" style:font-name="Calibri1" fo:font-size="96pt" fo:letter-spacing="normal" fo:font-style="normal" style:text-underline-style="none" fo:font-weight="bold" style:font-size-asian="96pt" style:font-style-asian="normal" style:font-weight-asian="bold" style:font-size-complex="96pt" style:font-style-complex="normal" style:font-weight-complex="bold"/>
    </style:style>
    <style:style style:name="T4" style:family="text">
      <style:text-properties fo:font-variant="normal" fo:text-transform="none" fo:color="#000000" style:text-line-through-style="none" style:text-line-through-type="none" style:text-position="-25% 58%" style:font-name="Calibri1" fo:font-size="96pt" fo:letter-spacing="normal" fo:font-style="normal" style:text-underline-style="none" fo:font-weight="bold" style:font-size-asian="96pt" style:font-style-asian="normal" style:font-weight-asian="bold" style:font-size-complex="96pt" style:font-style-complex="normal" style:font-weight-complex="bold"/>
    </style:style>
    <style:style style:name="T5" style:family="text">
      <style:text-properties fo:font-variant="normal" fo:text-transform="none" fo:color="#000000"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alibri1"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T7" style:family="text">
      <style:text-properties fo:font-variant="normal" fo:text-transform="none" fo:color="#e46c0a" style:text-line-through-style="none" style:text-line-through-type="none" style:text-position="0% 100%" style:font-name="Calibri1"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8" style:family="text">
      <style:text-properties fo:font-variant="normal" fo:text-transform="none" fo:color="#e46c0a" style:text-line-through-style="none" style:text-line-through-type="none" style:text-position="0% 100%" style:font-name="Calibri1" fo:font-size="32pt" fo:letter-spacing="normal" fo:font-style="normal" style:text-underline-style="solid" style:text-underline-width="auto" style:text-underline-color="#7030a0" fo:font-weight="bold" style:font-size-asian="32pt" style:font-style-asian="normal" style:font-weight-asian="bold" style:font-size-complex="32pt" style:font-style-complex="normal" style:font-weight-complex="bold"/>
    </style:style>
    <style:style style:name="T9" style:family="text">
      <style:text-properties fo:font-variant="normal" fo:text-transform="none" fo:color="#c00000" style:text-line-through-style="none" style:text-line-through-type="none" style:text-position="0% 100%" style:font-name="Calibri1"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10" style:family="text">
      <style:text-properties fo:font-variant="normal" fo:text-transform="none" fo:color="#0070c0" style:text-line-through-style="none" style:text-line-through-type="none" style:text-position="0% 100%" style:font-name="Calibri1"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11" style:family="text">
      <style:text-properties fo:font-variant="normal" fo:text-transform="none" fo:color="#000000" style:text-line-through-style="none" style:text-line-through-type="none" style:text-position="0% 100%" style:font-name="Calibri1"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12" style:family="text">
      <style:text-properties fo:font-variant="normal" fo:text-transform="none" fo:color="#000000" style:text-line-through-style="none" style:text-line-through-type="none" style:text-position="0% 100%" style:font-name="Calibri1" fo:font-size="80pt" fo:letter-spacing="normal" fo:font-style="normal" style:text-underline-style="none" fo:font-weight="bold" style:font-size-asian="80pt" style:font-style-asian="normal" style:font-weight-asian="bold" style:font-size-complex="80pt" style:font-style-complex="normal" style:font-weight-complex="bold"/>
    </style:style>
    <style:style style:name="T13" style:family="text">
      <style:text-properties fo:font-variant="normal" fo:text-transform="none" fo:color="#000000" style:text-line-through-style="none" style:text-line-through-type="none" style:text-position="0% 100%" style:font-name="Calibri1" fo:font-size="80pt" fo:letter-spacing="normal" fo:font-style="italic" style:text-underline-style="none" fo:font-weight="bold" style:font-size-asian="80pt" style:font-style-asian="italic" style:font-weight-asian="bold" style:font-size-complex="80pt" style:font-style-complex="italic" style:font-weight-complex="bold"/>
    </style:style>
    <style:style style:name="T14" style:family="text">
      <style:text-properties fo:font-variant="normal" fo:text-transform="none" fo:color="#000000" style:text-line-through-style="none" style:text-line-through-type="none" style:text-position="-25% 58%" style:font-name="Calibri1" fo:font-size="80pt" fo:letter-spacing="normal" fo:font-style="normal" style:text-underline-style="none" fo:font-weight="bold" style:font-size-asian="80pt" style:font-style-asian="normal" style:font-weight-asian="bold" style:font-size-complex="80pt" style:font-style-complex="normal" style:font-weight-complex="bold"/>
    </style:style>
    <style:style style:name="T15" style:family="text">
      <style:text-properties fo:font-variant="normal" fo:text-transform="none" fo:color="#000000" style:text-line-through-style="none" style:text-line-through-type="none" style:text-position="0% 100%" style:font-name="Cambria Math"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6" style:family="text">
      <style:text-properties fo:font-variant="normal" fo:text-transform="none" fo:color="#000000" style:text-line-through-style="none" style:text-line-through-type="none" style:text-position="-25% 58%" style:font-name="Calibri1"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17" style:family="text">
      <style:text-properties fo:font-variant="normal" fo:text-transform="none" fo:color="#000000" style:text-line-through-style="none" style:text-line-through-type="none" style:text-position="0% 100%" style:font-name="Calibri1" fo:font-size="32pt" fo:letter-spacing="normal" fo:font-style="italic" style:text-underline-style="none" fo:font-weight="bold" style:font-size-asian="32pt" style:font-style-asian="italic" style:font-weight-asian="bold" style:font-size-complex="32pt" style:font-style-complex="italic" style:font-weight-complex="bold"/>
    </style:style>
    <style:style style:name="T18" style:family="text">
      <style:text-properties fo:font-variant="normal" fo:text-transform="none" fo:color="#000000" style:text-line-through-style="none" style:text-line-through-type="none" style:text-position="-25% 58%"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9" style:family="text">
      <style:text-properties fo:font-variant="normal" fo:text-transform="none" fo:color="#000000" style:text-line-through-style="none" style:text-line-through-type="none" style:text-position="30% 58%"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21" style:family="text">
      <style:text-properties fo:font-variant="normal" fo:text-transform="none" fo:color="#000000" style:text-line-through-style="none" style:text-line-through-type="none" style:text-position="-25% 58%" style:font-name="Calibri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22" style:family="text">
      <style:text-properties fo:font-variant="normal" fo:text-transform="none" fo:color="#c00000" style:text-line-through-style="none" style:text-line-through-type="none" style:text-position="0% 100%" style:font-name="Calibri1" fo:font-size="24pt" fo:letter-spacing="normal" fo:font-style="normal" style:text-underline-style="solid" style:text-underline-type="double" style:text-underline-width="auto" style:text-underline-color="font-color" fo:font-weight="bold" style:font-size-asian="24pt" style:font-style-asian="normal" style:font-weight-asian="bold" style:font-size-complex="24pt" style:font-style-complex="normal" style:font-weight-complex="bold"/>
    </style:style>
    <style:style style:name="T23" style:family="text">
      <style:text-properties fo:font-variant="normal" fo:text-transform="none" fo:color="#c00000" style:text-line-through-style="none" style:text-line-through-type="none" style:text-position="-25% 58%" style:font-name="Calibri1" fo:font-size="24pt" fo:letter-spacing="normal" fo:font-style="normal" style:text-underline-style="solid" style:text-underline-type="double" style:text-underline-width="auto" style:text-underline-color="font-color" fo:font-weight="bold" style:font-size-asian="24pt" style:font-style-asian="normal" style:font-weight-asian="bold" style:font-size-complex="24pt" style:font-style-complex="normal" style:font-weight-complex="bold"/>
    </style:style>
    <style:style style:name="T24"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Title 1" presentation:style-name="pr1" draw:text-style-name="P2" draw:layer="layout" svg:width="21.589cm" svg:height="4.082cm" svg:x="1.905cm" svg:y="5.918cm" presentation:class="title" presentation:user-transformed="true">
          <draw:text-box>
            <text:p text:style-name="P1"><text:span text:style-name="T1">Calculating the Covariance and Correlation Coefficient</text:span></text:p>
          </draw:text-box>
        </draw:frame>
        <draw:frame draw:name="Subtitle 2" presentation:style-name="pr2" draw:text-style-name="P4" draw:layer="layout" svg:width="14.181cm" svg:height="4.867cm" svg:x="5.503cm" svg:y="10.795cm" presentation:class="subtitle" presentation:user-transformed="true">
          <draw:text-box>
            <text:p text:style-name="P3"><text:span text:style-name="T2">Statistics for comparing data on two variables </text:span></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Covariance" draw:style-name="dp1" draw:master-page-name="Title_20_and_20_Content" presentation:presentation-page-layout-name="AL2T11">
        <draw:frame draw:name="Title 1" presentation:style-name="pr4" draw:text-style-name="P2" draw:layer="layout" svg:width="25.399cm" svg:height="2.116cm" svg:x="0cm" svg:y="0cm" presentation:class="title" presentation:user-transformed="true">
          <draw:text-box>
            <text:p text:style-name="P1"><text:span text:style-name="T1">Covariance</text:span></text:p>
          </draw:text-box>
        </draw:frame>
        <draw:frame draw:name="Content Placeholder 2" presentation:style-name="pr5" draw:text-style-name="P4" draw:layer="layout" svg:width="25.399cm" svg:height="17.144cm" svg:x="0cm" svg:y="1.905cm" presentation:class="outline" presentation:user-transformed="true">
          <draw:text-box>
            <text:p text:style-name="P5"><text:span text:style-name="T3">The covariance is a generalization of the variance.</text:span></text:p>
            <text:list text:style-name="L3">
              <text:list-item>
                <text:p text:style-name="P5"><text:span text:style-name="T3">Our original definition of the variance was:</text:span></text:p>
              </text:list-item>
            </text:list>
            <text:p text:style-name="P5"><text:span text:style-name="T3">[1]</text:span><text:span text:style-name="T3"><text:tab/></text:span><text:span text:style-name="T3"> &lt;(x-&lt;x&gt;)^2&gt; = &lt;(x-&lt;x&gt;)(x-&lt;x&gt;)&gt; </text:span></text:p>
            <text:p text:style-name="P5"><text:span text:style-name="T3">The mean of the square of the variable’s deviations from the mean.</text:span></text:p>
            <text:list text:continue-numbering="true" text:style-name="L3">
              <text:list-item>
                <text:p text:style-name="P5"><text:span text:style-name="T3">The covariance of variables x and y is analogously defined as </text:span></text:p>
              </text:list-item>
            </text:list>
            <text:p text:style-name="P5"><text:span text:style-name="T3">[2]</text:span><text:span text:style-name="T3"><text:tab/></text:span><text:span text:style-name="T3"> &lt;(x-&lt;x&gt;)(y-&lt;y&gt;)&gt; </text:span></text:p>
            <text:p text:style-name="P5"><text:span text:style-name="T3">The mean of the product of the deviations of each variable from its own mean.</text:span></text:p>
            <text:list text:continue-numbering="true" text:style-name="L3">
              <text:list-item>
                <text:p text:style-name="P5"><text:span text:style-name="T3">The covariance is a generalization of the variance. </text:span></text:p>
              </text:list-item>
              <text:list-item>
                <text:p text:style-name="P5"><text:span text:style-name="T3">Just replace the x’s in the second factor of the right hand side of [1] </text:span></text:p>
              </text:list-item>
            </text:list>
            <text:p text:style-name="P5"><text:span text:style-name="T3"><text:s text:c="6"/></text:span><text:span text:style-name="T3">by y’s and we get [2]. </text:span></text:p>
            <text:list text:continue-numbering="true" text:style-name="L3">
              <text:list-item>
                <text:p text:style-name="P5"><text:span text:style-name="T3">Just as the variance has the units of the square of the variable x,</text:span></text:p>
              </text:list-item>
              <text:list-item>
                <text:p text:style-name="P5"><text:span text:style-name="T3">The covariance has the units of the product of the units of the variables x and y.</text:span></text:p>
              </text:list-item>
              <text:list-item>
                <text:p text:style-name="P5"><text:span text:style-name="T3">e.g. if {x</text:span><text:span text:style-name="T4">i</text:span><text:span text:style-name="T3">} for i=1 to n were the times in hours students 1 to n spent studying, and {y</text:span><text:span text:style-name="T4">i</text:span><text:span text:style-name="T3">} were the grade point averages of students 1 to n,</text:span></text:p>
              </text:list-item>
              <text:list-item>
                <text:p text:style-name="P5"><text:span text:style-name="T3">The covariance of x &amp; y would have units hours times gradepoints.</text:span></text:p>
              </text:list-item>
            </text:list>
            <text:p text:style-name="P5"><text:span text:style-name="T3"/></text:p>
            <text:p text:style-name="P5"><text:span text:style-name="T3"/></text:p>
            <text:p text:style-name="P6"><text:span text:style-name="T5"/></text:p>
            <text:p text:style-name="P6"><text:span text:style-name="T5"/></text:p>
            <text:p text:style-name="P6"><text:span text:style-name="T5"><text:line-break/></text:span><text:span text:style-name="T5"> </text:span></text:p>
            <text:p text:style-name="P6"><text:span text:style-name="T5"/></text:p>
            <text:p text:style-name="P6"><text:span text:style-name="T5"><text:s/></text:span></text:p>
            <text:p text:style-name="P6"><text:span text:style-name="T5"/></text:p>
            <text:p text:style-name="P6"><text:span text:style-name="T5"/></text:p>
          </draw:text-box>
        </draw:frame>
        <presentation:notes draw:style-name="dp2">
          <draw:page-thumbnail draw:style-name="gr1" draw:layer="layout" svg:width="13.968cm" svg:height="10.476cm" svg:x="3.81cm" svg:y="2.123cm" draw:page-number="2" presentation:class="page"/>
          <draw:frame presentation:style-name="pr6" draw:layer="layout" svg:width="17.271cm" svg:height="12.572cm" svg:x="2.159cm" svg:y="13.271cm" presentation:class="notes" presentation:placeholder="true">
            <draw:text-box/>
          </draw:frame>
        </presentation:notes>
      </draw:page>
      <draw:page draw:name="Correlation Coefficient" draw:style-name="dp1" draw:master-page-name="Title_20_and_20_Content" presentation:presentation-page-layout-name="AL2T11">
        <draw:frame draw:name="Title 1" presentation:style-name="pr7" draw:text-style-name="P2" draw:layer="layout" svg:width="22.859cm" svg:height="2.751cm" svg:x="1.27cm" svg:y="0.212cm" presentation:class="title" presentation:user-transformed="true">
          <draw:text-box>
            <text:p text:style-name="P1"><text:span text:style-name="T6">Correlation Coefficient</text:span></text:p>
          </draw:text-box>
        </draw:frame>
        <draw:frame draw:name="Content Placeholder 2" presentation:style-name="pr5" draw:text-style-name="P4" draw:layer="layout" svg:width="25.399cm" svg:height="15.451cm" svg:x="0cm" svg:y="3.387cm" presentation:class="outline" presentation:user-transformed="true">
          <draw:text-box>
            <text:p text:style-name="P6"><text:span text:style-name="T5">While the standard deviation measures how far apart the data is spread for one variable,</text:span></text:p>
            <text:p text:style-name="P6"><text:span text:style-name="T7">The Correlation Coefficient measures how closely the behavior of one variable matches the behavior of another.</text:span></text:p>
            <text:p text:style-name="P6"><text:span text:style-name="T8">The Correlation Coefficient of two variables is their *Covariance* divided by the product of their standard deviations. </text:span></text:p>
            <text:p text:style-name="P6"><text:span text:style-name="T9"/></text:p>
            <text:p text:style-name="P6"><text:span text:style-name="T10">The units cancel out so that the Correlation Coefficient is dimensionless,</text:span></text:p>
            <text:p text:style-name="P6"><text:span text:style-name="T10">A pure number.</text:span></text:p>
            <text:p text:style-name="P6"><text:span text:style-name="T7">The minimum possible value of the Correlation Coefficient is -1 </text:span></text:p>
            <text:p text:style-name="P6"><text:span text:style-name="T7">And its maximum possible value is +1. </text:span></text:p>
            <text:p text:style-name="P6"><text:span text:style-name="T11"/></text:p>
            <text:list text:style-name="L3">
              <text:list-item>
                <text:p text:style-name="P6"><text:span text:style-name="T11">Correlation Coefficient 0 : uncorrelated</text:span></text:p>
              </text:list-item>
              <text:list-item>
                <text:p text:style-name="P6"><text:span text:style-name="T11">Correlation Coefficient 1: maximally correlated</text:span></text:p>
              </text:list-item>
              <text:list-item>
                <text:p text:style-name="P6"><text:span text:style-name="T11">Correlation Coefficient -1: maximally anti-correlated</text:span></text:p>
              </text:list-item>
            </text:list>
            <text:p text:style-name="P6"><text:span text:style-name="T5"/></text:p>
            <text:p text:style-name="P6"><text:span text:style-name="T5"/></text:p>
          </draw:text-box>
        </draw:frame>
        <presentation:notes draw:style-name="dp2">
          <draw:page-thumbnail draw:style-name="gr1" draw:layer="layout" svg:width="13.968cm" svg:height="10.476cm" svg:x="3.81cm" svg:y="2.123cm" draw:page-number="3" presentation:class="page"/>
          <draw:frame presentation:style-name="pr6" draw:layer="layout" svg:width="17.271cm" svg:height="12.572cm" svg:x="2.159cm" svg:y="13.271cm" presentation:class="notes" presentation:placeholder="true">
            <draw:text-box/>
          </draw:frame>
        </presentation:notes>
      </draw:page>
      <draw:page draw:name="page4" draw:style-name="dp1" draw:master-page-name="Title_20_and_20_Content" presentation:presentation-page-layout-name="AL2T11">
        <draw:frame draw:name="Title 1" presentation:style-name="pr4" draw:text-style-name="P2" draw:layer="layout" svg:width="25.399cm" svg:height="6.349cm" svg:x="0cm" svg:y="0cm" presentation:class="title" presentation:user-transformed="true">
          <draw:text-box>
            <text:p text:style-name="P1"><text:span text:style-name="T1">Put another way, the <text:s/>Correlation coefficient is the ratio of the covariance to the square root of the product of the variances.</text:span></text:p>
          </draw:text-box>
        </draw:frame>
        <draw:frame draw:name="Content Placeholder 2" presentation:style-name="pr5" draw:text-style-name="P4" draw:layer="layout" svg:width="23.286cm" svg:height="12.699cm" svg:x="1.27cm" svg:y="5.927cm" presentation:class="outline" presentation:user-transformed="true">
          <draw:text-box>
            <text:p text:style-name="P7"><text:span text:style-name="T12"/></text:p>
            <text:list text:style-name="L3">
              <text:list-item>
                <text:p text:style-name="P7"><text:span text:style-name="T12">Just as the variance of the variable x is</text:span></text:p>
              </text:list-item>
            </text:list>
            <text:p text:style-name="P7"><text:span text:style-name="T12">&lt;(x-&lt;x&gt;)^2&gt; = &lt;x^2&gt; - &lt;x&gt;^2</text:span></text:p>
            <text:list text:continue-numbering="true" text:style-name="L3">
              <text:list-item>
                <text:p text:style-name="P7"><text:span text:style-name="T12">The covariance of variables x and y is </text:span></text:p>
              </text:list-item>
            </text:list>
            <text:p text:style-name="P7"><text:span text:style-name="T12">&lt;(x-&lt;x&gt;)(y-&lt;y&gt;)&gt; = &lt;xy&gt; - &lt;x&gt;&lt;y&gt;</text:span></text:p>
            <text:list text:continue-numbering="true" text:style-name="L3">
              <text:list-item>
                <text:p text:style-name="P7"><text:span text:style-name="T12">Note that in both cases the alternate formula on the right is obtained because one of the two cross terms in the product cancels with its final term(the product of the second terms of the factors) and the other cross term remains </text:span><text:span text:style-name="T13">[You should try working this out.]</text:span><text:span text:style-name="T12">.</text:span></text:p>
              </text:list-item>
              <text:list-item>
                <text:p text:style-name="P7"><text:span text:style-name="T12">The Correlation Coefficient is the <text:s/>ratio of the covariance to the product of the standard deviations (square roots of the variances).</text:span></text:p>
              </text:list-item>
              <text:list-item>
                <text:p text:style-name="P7"><text:span text:style-name="T12">The Correlation coefficient, r</text:span><text:span text:style-name="T14">x,y</text:span><text:span text:style-name="T12">, of x and y is given by</text:span></text:p>
              </text:list-item>
              <text:list-item>
                <text:p text:style-name="P7"><text:span text:style-name="T12">r</text:span><text:span text:style-name="T14">x,y</text:span><text:span text:style-name="T12"> = &lt;(x-&lt;x&gt;)(y-&lt;y&gt;)&gt; / (&lt;(x-&lt;x&gt;)^2&gt; &lt;(y-&lt;y&gt;)^2&gt;)^(1/2)</text:span></text:p>
              </text:list-item>
            </text:list>
            <text:p text:style-name="P7"><text:span text:style-name="T12"><text:s text:c="9"/></text:span><text:span text:style-name="T12">= (&lt;xy&gt; - &lt;x&gt;&lt;y&gt;) / ((&lt;x^2&gt; -&lt;x&gt;^2)(&lt;y^2&gt;-&lt;y&gt;^2))^(1/2)</text:span></text:p>
            <text:p text:style-name="P7"><text:span text:style-name="T12"/></text:p>
            <text:p text:style-name="P6"><text:span text:style-name="T5"/></text:p>
            <text:p text:style-name="P6"><text:span text:style-name="T5"/></text:p>
            <text:p text:style-name="P6"><text:span text:style-name="T5"><text:line-break/></text:span><text:span text:style-name="T5"> </text:span></text:p>
            <text:p text:style-name="P6"><text:span text:style-name="T5"/></text:p>
            <text:p text:style-name="P6"><text:span text:style-name="T5"><text:s/></text:span></text:p>
            <text:p text:style-name="P6"><text:span text:style-name="T5"/></text:p>
            <text:p text:style-name="P6"><text:span text:style-name="T5"/></text:p>
          </draw:text-box>
        </draw:frame>
        <presentation:notes draw:style-name="dp2">
          <draw:page-thumbnail draw:style-name="gr1" draw:layer="layout" svg:width="13.968cm" svg:height="10.476cm" svg:x="3.81cm" svg:y="2.123cm" draw:page-number="4" presentation:class="page"/>
          <draw:frame presentation:style-name="pr6" draw:layer="layout" svg:width="17.271cm" svg:height="12.572cm" svg:x="2.159cm" svg:y="13.271cm" presentation:class="notes" presentation:placeholder="true">
            <draw:text-box/>
          </draw:frame>
        </presentation:notes>
      </draw:page>
      <draw:page draw:name="Correlation Coefficient is built of means." draw:style-name="dp1" draw:master-page-name="Title_20_and_20_Content" presentation:presentation-page-layout-name="AL2T11">
        <draw:frame draw:name="Title 1" presentation:style-name="pr4" draw:text-style-name="P2" draw:layer="layout" svg:width="25.399cm" svg:height="1.904cm" svg:x="0cm" svg:y="0.212cm" presentation:class="title" presentation:user-transformed="true">
          <draw:text-box>
            <text:p text:style-name="P1"><text:span text:style-name="T1">Correlation Coefficient is built of means.</text:span></text:p>
          </draw:text-box>
        </draw:frame>
        <draw:frame draw:name="Content Placeholder 2" presentation:style-name="pr5" draw:text-style-name="P4" draw:layer="layout" svg:width="25.377cm" svg:height="16.086cm" svg:x="0cm" svg:y="2.328cm" presentation:class="outline" presentation:user-transformed="true">
          <draw:text-box>
            <text:list text:style-name="L3">
              <text:list-item>
                <text:p text:style-name="P8"><text:span text:style-name="T15">It is often convenient to use the second expression on the last slide for the correlation coefficient:</text:span></text:p>
              </text:list-item>
              <text:list-item>
                <text:p text:style-name="P8"><text:span text:style-name="T11"><text:s/></text:span><text:span text:style-name="T11">r</text:span><text:span text:style-name="T16">x,y</text:span><text:span text:style-name="T11"> =(&lt;xy&gt; - &lt;x&gt;&lt;y&gt;) / ((&lt;x^2&gt; -&lt;x&gt;^2)(&lt;y^2&gt;-&lt;y&gt;^2))^(</text:span></text:p>
              </text:list-item>
            </text:list>
            <text:p text:style-name="P8"><text:span text:style-name="T11"/></text:p>
            <text:p text:style-name="P6"><text:span text:style-name="T5">Note that the expression for the correlation coefficient contains the subexpression &lt;⃝&gt; where at different places ⃝={x,y,xy,x^2,y^2}.</text:span></text:p>
            <text:list text:continue-numbering="true" text:style-name="L3">
              <text:list-item>
                <text:p text:style-name="P6"><text:span text:style-name="T5">Note that &lt;⃝&gt; means an average </text:span><text:span text:style-name="T17">which is taken with the same weights everywhere it appears in the expression.</text:span></text:p>
              </text:list-item>
              <text:list-item>
                <text:p text:style-name="P6"><text:span text:style-name="T11">Note that if x and y are independent variables &lt;xy&gt;=&lt;x&gt;&lt;y&gt; <text:s/>and the correlation coefficient is zero in that case as it should be</text:span></text:p>
              </text:list-item>
              <text:list-item>
                <text:p text:style-name="P6"><text:span text:style-name="T11">And if <text:s/>y=x , we get 1 (numerator&amp;denominator both=variance x)</text:span></text:p>
              </text:list-item>
              <text:list-item>
                <text:p text:style-name="P6"><text:span text:style-name="T11">While if y=-x we get </text:span></text:p>
              </text:list-item>
              <text:list-item>
                <text:p text:style-name="P6"><text:span text:style-name="T11">(&lt;x(-x)&gt; - &lt;x&gt;&lt;-x&gt;) / ((&lt;x^2&gt; -&lt;x&gt;^2)(&lt;(-x)^2&gt;-&lt;-x&gt;^2))^(</text:span></text:p>
              </text:list-item>
            </text:list>
            <text:p text:style-name="P6"><text:span text:style-name="T11"><text:s text:c="3"/></text:span><text:span text:style-name="T11">= (-&lt;x^2&gt; +&lt;x&gt;^2)/((&lt;x^2&gt;-&lt;x&gt;^2)^(1/2) (&lt;x^2&gt;-&lt;x&gt;^2)^(1/2))</text:span></text:p>
            <text:p text:style-name="P6"><text:span text:style-name="T11"><text:s text:c="3"/></text:span><text:span text:style-name="T11">= (&lt;x&gt;^2 - &lt;x^2&gt;)/(&lt;x^2&gt;-(x)^2 = -1</text:span></text:p>
            <text:p text:style-name="P6"><text:span text:style-name="T17"/></text:p>
            <text:p text:style-name="P6"><text:span text:style-name="T5"/></text:p>
          </draw:text-box>
        </draw:frame>
        <draw:frame draw:name="Content Placeholder 2" presentation:style-name="pr8" draw:text-style-name="P4" draw:layer="layout" svg:width="25.377cm" svg:height="16.086cm" svg:x="0cm" svg:y="2.328cm" presentation:class="outline" presentation:user-transformed="true">
          <draw:text-box>
            <text:list text:style-name="L3">
              <text:list-item>
                <text:p text:style-name="P8"><text:span text:style-name="T5"> </text:span></text:p>
              </text:list-item>
            </text:list>
          </draw:text-box>
        </draw:frame>
        <presentation:notes draw:style-name="dp2">
          <draw:page-thumbnail draw:style-name="gr1" draw:layer="layout" svg:width="13.968cm" svg:height="10.476cm" svg:x="3.81cm" svg:y="2.123cm" draw:page-number="5" presentation:class="page"/>
          <draw:frame presentation:style-name="pr6" draw:layer="layout" svg:width="17.271cm" svg:height="12.572cm" svg:x="2.159cm" svg:y="13.271cm" presentation:class="notes" presentation:placeholder="true">
            <draw:text-box/>
          </draw:frame>
        </presentation:notes>
      </draw:page>
      <draw:page draw:name="Analogy to vector geometry" draw:style-name="dp1" draw:master-page-name="Title_20_and_20_Content" presentation:presentation-page-layout-name="AL2T11">
        <draw:frame draw:name="Title 1" presentation:style-name="pr4" draw:text-style-name="P2" draw:layer="layout" svg:width="22.859cm" svg:height="2.149cm" svg:x="1.27cm" svg:y="-0.033cm" presentation:class="title" presentation:user-transformed="true">
          <draw:text-box>
            <text:p text:style-name="P1"><text:span text:style-name="T1">Analogy to vector geometry</text:span></text:p>
          </draw:text-box>
        </draw:frame>
        <draw:frame draw:name="Content Placeholder 2" presentation:style-name="pr5" draw:text-style-name="P4" draw:layer="layout" svg:width="25.444cm" svg:height="17.144cm" svg:x="-0.045cm" svg:y="1.905cm" presentation:class="outline" presentation:user-transformed="true">
          <draw:text-box>
            <text:list text:style-name="L3">
              <text:list-item>
                <text:p text:style-name="P8"><text:span text:style-name="T5">If {x</text:span><text:span text:style-name="T18">i</text:span><text:span text:style-name="T5">} for i=1 to n is a set of data on a variable x</text:span></text:p>
              </text:list-item>
              <text:list-item>
                <text:p text:style-name="P8"><text:span text:style-name="T5">and &lt;x&gt; = Σ w’</text:span><text:span text:style-name="T18">i</text:span><text:span text:style-name="T5"> x</text:span><text:span text:style-name="T18">i</text:span><text:span text:style-name="T5"> is its mean</text:span></text:p>
              </text:list-item>
              <text:list-item>
                <text:p text:style-name="P8"><text:span text:style-name="T5">(w’</text:span><text:span text:style-name="T18">i</text:span><text:span text:style-name="T5"> = w</text:span><text:span text:style-name="T18">i</text:span><text:span text:style-name="T5">/Σ w’</text:span><text:span text:style-name="T18">I</text:span><text:span text:style-name="T5"> <text:s text:c="2"/>are the normalized weights), <text:s text:c="3"/></text:span></text:p>
              </text:list-item>
              <text:list-item>
                <text:p text:style-name="P8"><text:span text:style-name="T5">Then {x</text:span><text:span text:style-name="T18">i</text:span><text:span text:style-name="T5"> - &lt;x&gt;} is the set of deviations of the variable x from its mean</text:span></text:p>
              </text:list-item>
              <text:list-item>
                <text:p text:style-name="P8"><text:span text:style-name="T5">and the variance of x: &lt;(x</text:span><text:span text:style-name="T18">i</text:span><text:span text:style-name="T5"> - &lt;x&gt;)</text:span><text:span text:style-name="T19">2</text:span><text:span text:style-name="T5">&gt; = Σ w’</text:span><text:span text:style-name="T18">i </text:span><text:span text:style-name="T5">(x</text:span><text:span text:style-name="T18">i</text:span><text:span text:style-name="T5"> - &lt;x&gt;)</text:span><text:span text:style-name="T19">2</text:span></text:p>
              </text:list-item>
              <text:list-item>
                <text:p text:style-name="P8"><text:span text:style-name="T5">is analogous to the usual formula for the square of the vector of x deviations (x</text:span><text:span text:style-name="T18">i</text:span><text:span text:style-name="T5"> - &lt;x&gt;)in an n dimensional space, only that the normalized weights w’</text:span><text:span text:style-name="T18">i</text:span><text:span text:style-name="T5"> = appear making some “dimensions” (data points) more important than others . This amounts to having different scales on the different axes of the n-dimensional space.</text:span></text:p>
              </text:list-item>
              <text:list-item>
                <text:p text:style-name="P8"><text:span text:style-name="T5">And the standard deviation of x: &lt;(x</text:span><text:span text:style-name="T18">i</text:span><text:span text:style-name="T5"> - &lt;x&gt;)</text:span><text:span text:style-name="T19">2</text:span><text:span text:style-name="T5">&gt;</text:span><text:span text:style-name="T19">1/2</text:span><text:span text:style-name="T5"> </text:span></text:p>
              </text:list-item>
              <text:list-item>
                <text:p text:style-name="P8"><text:span text:style-name="T5">Is analogous to the length of the vector of deviations.</text:span></text:p>
              </text:list-item>
            </text:list>
            <text:p text:style-name="P8"><text:span text:style-name="T5"/></text:p>
          </draw:text-box>
        </draw:frame>
        <presentation:notes draw:style-name="dp2">
          <draw:page-thumbnail draw:style-name="gr1" draw:layer="layout" svg:width="13.968cm" svg:height="10.476cm" svg:x="3.81cm" svg:y="2.123cm" draw:page-number="6" presentation:class="page"/>
          <draw:frame presentation:style-name="pr6" draw:layer="layout" svg:width="17.271cm" svg:height="12.572cm" svg:x="2.159cm" svg:y="13.271cm" presentation:class="notes" presentation:placeholder="true">
            <draw:text-box/>
          </draw:frame>
        </presentation:notes>
      </draw:page>
      <draw:page draw:name="Covariance analogous to dot product"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Covariance analogous to dot product</text:span></text:p>
          </draw:text-box>
        </draw:frame>
        <draw:frame draw:name="Content Placeholder 2" presentation:style-name="pr5" draw:text-style-name="P4" draw:layer="layout" svg:width="25.399cm" svg:height="12.783cm" svg:x="0cm" svg:y="4.022cm" presentation:class="outline" presentation:user-transformed="true">
          <draw:text-box>
            <text:list text:style-name="L3">
              <text:list-item>
                <text:p text:style-name="P8"><text:span text:style-name="T5">If {y</text:span><text:span text:style-name="T18">i</text:span><text:span text:style-name="T5">} i=1 to n is a set of data for a second variable y</text:span></text:p>
              </text:list-item>
              <text:list-item>
                <text:p text:style-name="P8"><text:span text:style-name="T5">And we likewise consider y’s deviations from y’s mean a second vector in the n dimensional space (one dimension for each data point): (y</text:span><text:span text:style-name="T18">i</text:span><text:span text:style-name="T5"> - &lt;y&gt;)</text:span></text:p>
              </text:list-item>
              <text:list-item>
                <text:p text:style-name="P8"><text:span text:style-name="T5">Then the covariance of x and y: </text:span></text:p>
              </text:list-item>
              <text:list-item>
                <text:p text:style-name="P8"><text:span text:style-name="T5">&lt;(x</text:span><text:span text:style-name="T18">i</text:span><text:span text:style-name="T5"> - &lt;x&gt;) (y</text:span><text:span text:style-name="T18">i</text:span><text:span text:style-name="T5"> - &lt;y&gt;)&gt; = Σ w’</text:span><text:span text:style-name="T18">i </text:span><text:span text:style-name="T5">(x</text:span><text:span text:style-name="T18">i</text:span><text:span text:style-name="T5"> - &lt;x&gt;) (y</text:span><text:span text:style-name="T18">i</text:span><text:span text:style-name="T5"> - &lt;y&gt;)</text:span></text:p>
              </text:list-item>
            </text:list>
            <text:p text:style-name="P6"><text:span text:style-name="T5"><text:s/></text:span><text:span text:style-name="T5">is analogous to the dot product of the vector of x deviations and the vector of y deviations in n-space.</text:span></text:p>
            <text:p text:style-name="P6"><text:span text:style-name="T5"/></text:p>
            <text:p text:style-name="P6"><text:span text:style-name="T5"/></text:p>
          </draw:text-box>
        </draw:frame>
        <presentation:notes draw:style-name="dp2">
          <draw:page-thumbnail draw:style-name="gr1" draw:layer="layout" svg:width="13.968cm" svg:height="10.476cm" svg:x="3.81cm" svg:y="2.123cm" draw:page-number="7" presentation:class="page"/>
          <draw:frame presentation:style-name="pr6" draw:layer="layout" svg:width="17.271cm" svg:height="12.572cm" svg:x="2.159cm" svg:y="13.271cm" presentation:class="notes" presentation:placeholder="true">
            <draw:text-box/>
          </draw:frame>
        </presentation:notes>
      </draw:page>
      <draw:page draw:name="page8" draw:style-name="dp1" draw:master-page-name="Title_20_and_20_Content" presentation:presentation-page-layout-name="AL2T11">
        <draw:frame draw:name="Title 1" presentation:style-name="pr4" draw:text-style-name="P2" draw:layer="layout" svg:width="22.859cm" svg:height="2.962cm" svg:x="1.27cm" svg:y="0.212cm" presentation:class="title" presentation:user-transformed="true">
          <draw:text-box>
            <text:p text:style-name="P1"><text:span text:style-name="T1">Correlation Coefficient analogous to cosine of angle between vectors</text:span></text:p>
          </draw:text-box>
        </draw:frame>
        <draw:frame draw:name="Content Placeholder 2" presentation:style-name="pr5" draw:text-style-name="P4" draw:layer="layout" svg:width="25.399cm" svg:height="15.874cm" svg:x="0cm" svg:y="3.175cm" presentation:class="outline" presentation:user-transformed="true">
          <draw:text-box>
            <text:list text:style-name="L3">
              <text:list-item>
                <text:p text:style-name="P8"><text:span text:style-name="T5">The Correlation Coefficient of x and y</text:span></text:p>
              </text:list-item>
              <text:list-item>
                <text:p text:style-name="P8"><text:span text:style-name="T11">r</text:span><text:span text:style-name="T16">x,y</text:span><text:span text:style-name="T11"> = &lt;(x-&lt;x&gt;)(y-&lt;y&gt;)&gt; / (&lt;(x-&lt;x&gt;)^2&gt; &lt;(y-&lt;y&gt;)^2&gt;)^(1/2)</text:span></text:p>
              </text:list-item>
              <text:list-item>
                <text:p text:style-name="P8"><text:span text:style-name="T5">Is analogous to the ratio of the dot product of the vector of x deviations and the vector of y deviations divided by the product of their lengths. This is the formula for the cosine of an angle.</text:span></text:p>
              </text:list-item>
              <text:list-item>
                <text:p text:style-name="P8"><text:span text:style-name="T5">So the Correlation Coefficient represents the cosine of the angle between two variables deviations from mean, taken as vectors in an abstract space.</text:span></text:p>
              </text:list-item>
              <text:list-item>
                <text:p text:style-name="P8"><text:span text:style-name="T5">The cosine of an angle varies from +1 (zero degrees separation) to -1(180 degrees separation) this is why</text:span></text:p>
              </text:list-item>
              <text:list-item>
                <text:p text:style-name="P8"><text:span text:style-name="T11">+1 ≥r</text:span><text:span text:style-name="T16">x,y</text:span><text:span text:style-name="T11"> ≥-1</text:span></text:p>
              </text:list-item>
              <text:list-item>
                <text:p text:style-name="P8"><text:span text:style-name="T11">When the Correlation Coefficient = +1, the 2 variables have vectors of deviations pointing in the same direction, the variables “go together”.</text:span></text:p>
              </text:list-item>
              <text:list-item>
                <text:p text:style-name="P8"><text:span text:style-name="T11">When the correlation coefficient = 0 the variables have vectors of deviations which are orthogonal, the variables “ignore each other”.</text:span></text:p>
              </text:list-item>
              <text:list-item>
                <text:p text:style-name="P8"><text:span text:style-name="T11">When the correlation coefficient = -1 they have vectors of deviations pointing in opposite directions, the variables “go against each other”.</text:span></text:p>
              </text:list-item>
              <text:list-item>
                <text:p text:style-name="P8"><text:span text:style-name="T11">The correlation coefficient is thus a measure of the relationship between the variables.</text:span></text:p>
              </text:list-item>
            </text:list>
            <text:p text:style-name="P8"><text:span text:style-name="T5"/></text:p>
            <text:p text:style-name="P8"><text:span text:style-name="T5"/></text:p>
            <text:p text:style-name="P8"><text:span text:style-name="T5"/></text:p>
          </draw:text-box>
        </draw:frame>
        <presentation:notes draw:style-name="dp2">
          <draw:page-thumbnail draw:style-name="gr1" draw:layer="layout" svg:width="13.968cm" svg:height="10.476cm" svg:x="3.81cm" svg:y="2.123cm" draw:page-number="8" presentation:class="page"/>
          <draw:frame presentation:style-name="pr6" draw:layer="layout" svg:width="17.271cm" svg:height="12.572cm" svg:x="2.159cm" svg:y="13.271cm" presentation:class="notes" presentation:placeholder="true">
            <draw:text-box/>
          </draw:frame>
        </presentation:notes>
      </draw:page>
      <draw:page draw:name="page9" draw:style-name="dp1" draw:master-page-name="Title_20_and_20_Content" presentation:presentation-page-layout-name="AL2T11">
        <draw:frame draw:name="Title 1" presentation:style-name="pr7" draw:text-style-name="P2" draw:layer="layout" svg:width="22.859cm" svg:height="3.174cm" svg:x="1.27cm" svg:y="0.763cm" presentation:class="title" presentation:placeholder="true" presentation:user-transformed="true">
          <draw:text-box/>
        </draw:frame>
        <draw:frame draw:name="Content Placeholder 2" presentation:style-name="pr9" draw:text-style-name="P4" draw:layer="layout" svg:width="22.859cm" svg:height="12.571cm" svg:x="1.27cm" svg:y="4.445cm" presentation:class="outline" presentation:placeholder="true" presentation:user-transformed="true">
          <draw:text-box/>
        </draw:frame>
        <presentation:notes draw:style-name="dp2">
          <draw:page-thumbnail draw:style-name="gr1" draw:layer="layout" svg:width="13.968cm" svg:height="10.476cm" svg:x="3.81cm" svg:y="2.123cm" draw:page-number="9" presentation:class="page"/>
          <draw:frame presentation:style-name="pr6" draw:layer="layout" svg:width="17.271cm" svg:height="12.572cm" svg:x="2.159cm" svg:y="13.271cm" presentation:class="notes" presentation:placeholder="true">
            <draw:text-box/>
          </draw:frame>
        </presentation:notes>
      </draw:page>
      <draw:page draw:name="Correlation of K_H and Ri" draw:style-name="dp1" draw:master-page-name="Title_20_and_20_Content" presentation:presentation-page-layout-name="AL2T11">
        <office:forms form:automatic-focus="false" form:apply-design-mode="false"/>
        <draw:frame draw:name="Title 1" presentation:style-name="pr7" draw:text-style-name="P2" draw:layer="layout" svg:width="22.859cm" svg:height="2.962cm" svg:x="1.27cm" svg:y="0cm" presentation:class="title" presentation:user-transformed="true">
          <draw:text-box>
            <text:p text:style-name="P1"><text:span text:style-name="T1">Correlation of K_H and Ri</text:span></text:p>
          </draw:text-box>
        </draw:frame>
        <draw:frame draw:name="Content Placeholder 2" presentation:style-name="pr5" draw:text-style-name="P4" draw:layer="layout" svg:width="24.976cm" svg:height="15.874cm" svg:x="0cm" svg:y="2.54cm" presentation:class="outline" presentation:user-transformed="true">
          <draw:text-box>
            <text:list text:style-name="L3">
              <text:list-item>
                <text:p text:style-name="P9"><text:span text:style-name="T20">For heat diffusivity(K_H) and Richardson number(Ri) we have</text:span></text:p>
              </text:list-item>
              <text:list-item>
                <text:p text:style-name="P9"><text:span text:style-name="T20">r</text:span><text:span text:style-name="T21">K_H,Ri</text:span><text:span text:style-name="T20"> = (&lt;K_H*Ri&gt; - &lt;K_H&gt;&lt;Ri&gt;) / <text:s text:c="5"/></text:span></text:p>
              </text:list-item>
            </text:list>
            <text:p text:style-name="P10"><text:span text:style-name="T20"><text:s text:c="11"/></text:span><text:span text:style-name="T20">((&lt;K_H^2&gt; -&lt;K_H&gt;^2)^(1/2)(&lt;Ri^2&gt;-&lt;Ri&gt;^2)^(1/2))</text:span></text:p>
            <text:p text:style-name="P10"><text:span text:style-name="T20"/></text:p>
            <text:p text:style-name="P10"><text:span text:style-name="T20">If K_H almost always increased when Ri increased and decreased when Ri decreased the Correlation Coefficient would be close to one,</text:span></text:p>
            <text:p text:style-name="P10"><text:span text:style-name="T20">While if the way K_H varied and the way Ri varied had little to do with one another the Correlation Coefficient would be close to zero,</text:span></text:p>
            <text:p text:style-name="P10"><text:span text:style-name="T20">But if generally K_H decreases with increasing Ri and vice-a-versa, as we expect because K_H, the heat mixing, is suppressed by stratification <text:s/>represented by <text:s/>Ri, the Correlation Coefficient should be significantly negative.</text:span></text:p>
            <text:p text:style-name="P10"><text:span text:style-name="T20"/></text:p>
            <text:p text:style-name="P10"><text:span text:style-name="T22">Homework#8 is to write a matlab program to calculate the standard deviations of K_H and Ri and the correlation coefficient r</text:span><text:span text:style-name="T23">K_H,Ri</text:span><text:span text:style-name="T22"> <text:s/>, building on your program for Homework#2 and run it on the data in &lt;file to be provided&gt;.</text:span></text:p>
            <text:p text:style-name="P10"><text:span text:style-name="T22">Submit both the program and the numbers you got.</text:span></text:p>
            <text:p text:style-name="P10"><text:span text:style-name="T20"/></text:p>
            <text:p text:style-name="P10"><text:span text:style-name="T20"/></text:p>
            <text:p text:style-name="P10"><text:span text:style-name="T20"/></text:p>
            <text:p text:style-name="P10"><text:span text:style-name="T20"/></text:p>
            <text:p text:style-name="P10"><text:span text:style-name="T20"/></text:p>
            <text:p text:style-name="P10"><text:span text:style-name="T20"/></text:p>
            <text:p text:style-name="P10"><text:span text:style-name="T20"/></text:p>
            <text:p text:style-name="P10"><text:span text:style-name="T20"/></text:p>
            <text:p text:style-name="P10"><text:span text:style-name="T20"/></text:p>
            <text:p text:style-name="P10"><text:span text:style-name="T24"/></text:p>
          </draw:text-box>
        </draw:frame>
        <presentation:notes draw:style-name="dp2">
          <draw:page-thumbnail draw:style-name="gr1" draw:layer="layout" svg:width="13.968cm" svg:height="10.476cm" svg:x="3.81cm" svg:y="2.123cm" draw:page-number="10" presentation:class="page"/>
          <draw:frame presentation:style-name="pr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1" svg:font-family="Calibri"/>
    <style:font-face style:name="Cambria Math" svg:font-family="'Cambria Math'"/>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fill-image draw:name="msFillBitmap_20_1" draw:display-name="msFillBitmap 1" xlink:href="Pictures/10000201000005EC000003CA2CCD8C3C.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language-asian="en" style:country-asian="US" style:font-style-asian="normal" style:font-weight-asian="normal" style:font-name-complex="Lohit Devanagari" style:font-family-complex="'Lohit Devanagari'"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language-asian="en" style:country-asian="US" style:font-style-asian="normal" style:font-weight-asian="normal" style:font-name-complex="Lohit Devanagari" style:font-family-complex="'Lohit Devanagari'"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Title_20_Slide-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397cm"/>
    </style:style>
    <style:style style:name="Mpr4" style:family="presentation" style:parent-style-name="Title_20_Slide-backgroundobjects">
      <style:graphic-properties draw:stroke="none" draw:fill="none" draw:fill-color="#ffffff" draw:textarea-vertical-align="bottom" draw:auto-grow-height="false" fo:min-height="1.397cm"/>
    </style:style>
    <style:style style:name="Mpr5"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6"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8" style:family="presentation" style:parent-style-name="Title_20_and_20_Content-backgroundobjects">
      <style:graphic-properties draw:stroke="none" draw:fill="none" draw:fill-color="#ffffff" draw:auto-grow-height="false" fo:min-height="1.397cm"/>
    </style:style>
    <style:style style:name="Mpr9" style:family="presentation" style:parent-style-name="Title_20_and_20_Cont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100%" fo:text-align="center" style:punctuation-wrap="hanging" style:writing-mode="lr-tb"/>
      <style:text-properties fo:hyphenate="false"/>
    </style:style>
    <style:style style:name="MP4" style:family="paragraph">
      <style:paragraph-properties fo:text-align="start" style:font-independent-line-spacing="true"/>
      <style:text-properties fo:font-size="44pt"/>
    </style:style>
    <style:style style:name="MP5"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6" style:family="paragraph">
      <style:paragraph-properties fo:text-align="start" style:font-independent-line-spacing="true"/>
      <style:text-properties fo:font-size="12pt" style:font-size-asian="14pt" style:font-size-complex="14pt"/>
    </style:style>
    <style:style style:name="MP7"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8" style:family="paragraph">
      <style:paragraph-properties fo:text-align="start"/>
    </style:style>
    <style:style style:name="MP9" style:family="paragraph">
      <style:paragraph-properties fo:margin-left="0cm" fo:margin-right="0cm" fo:text-indent="0cm"/>
    </style:style>
    <style:style style:name="MP10"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1" style:family="paragraph">
      <style:paragraph-properties fo:text-align="start" style:font-independent-line-spacing="true"/>
      <style:text-properties fo:font-size="32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draw:frame draw:name="Title 1" presentation:style-name="Mpr1" draw:text-style-name="MP4" draw:layer="backgroundobjects" svg:width="21.589cm" svg:height="4.082cm" svg:x="1.905cm" svg:y="5.918cm" presentation:class="title" presentation:user-transformed="true">
        <draw:text-box>
          <text:p text:style-name="MP3"><text:span text:style-name="MT2">Click to edit the title text formatClick to edit Master title style</text:span></text:p>
        </draw:text-box>
      </draw:frame>
      <draw:frame draw:name="Date Placeholder 3" presentation:style-name="Mpr2" draw:text-style-name="MP6" draw:layer="backgroundobjects" svg:width="5.926cm" svg:height="1.013cm" svg:x="1.27cm" svg:y="17.657cm" presentation:class="date-time" presentation:user-transformed="true">
        <draw:text-box>
          <text:p text:style-name="MP5"><text:span text:style-name="MT3"><text:date style:data-style-name="D1" text:date-value="2016-04-15">4/15/16</text:date></text:span></text:p>
        </draw:text-box>
      </draw:frame>
      <draw:frame draw:name="Footer Placeholder 4" presentation:style-name="Mpr2" draw:text-style-name="MP6" draw:layer="backgroundobjects" svg:width="8.042cm" svg:height="1.013cm" svg:x="8.678cm" svg:y="17.657cm" presentation:class="footer" presentation:user-transformed="true">
        <draw:text-box>
          <text:p/>
        </draw:text-box>
      </draw:frame>
      <draw:frame draw:name="Slide Number Placeholder 5" presentation:style-name="Mpr2" draw:text-style-name="MP6" draw:layer="backgroundobjects" svg:width="5.926cm" svg:height="1.013cm" svg:x="18.203cm" svg:y="17.657cm" presentation:class="page-number" presentation:user-transformed="true">
        <draw:text-box>
          <text:p text:style-name="MP7"><text:span text:style-name="MT3"><text:page-number>&lt;number&gt;</text:page-number></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0">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Title_20_and_20_Content" style:display-name="Title and Content" style:page-layout-name="PM1" draw:style-name="Mdp1">
      <draw:frame draw:name="Title 1" presentation:style-name="Mpr5" draw:text-style-name="MP4" draw:layer="backgroundobjects" svg:width="22.859cm" svg:height="3.174cm" svg:x="1.27cm" svg:y="0.763cm" presentation:class="title" presentation:user-transformed="true">
        <draw:text-box>
          <text:p text:style-name="MP3"><text:span text:style-name="MT2">Click to edit the title text formatClick to edit Master title style</text:span></text:p>
        </draw:text-box>
      </draw:frame>
      <draw:frame draw:name="Content Placeholder 2" presentation:style-name="Mpr6" draw:text-style-name="MP11" draw:layer="backgroundobjects" svg:width="22.859cm" svg:height="12.571cm" svg:x="1.27cm" svg:y="4.445cm" presentation:class="outline" presentation:user-transformed="true">
        <draw:text-box>
          <text:list text:style-name="ML3">
            <text:list-item>
              <text:p text:style-name="MP8"><text:span text:style-name="MT4">Click to edit the outline text format</text:span></text:p>
              <text:list>
                <text:list-item>
                  <text:p text:style-name="MP8"><text:span text:style-name="MT4">Second Outline Level</text:span></text:p>
                  <text:list>
                    <text:list-item>
                      <text:p text:style-name="MP8"><text:span text:style-name="MT4">Third Outline Level</text:span></text:p>
                      <text:list>
                        <text:list-item>
                          <text:p text:style-name="MP8"><text:span text:style-name="MT4">Fourth Outline Level</text:span></text:p>
                          <text:list>
                            <text:list-item>
                              <text:p text:style-name="MP8"><text:span text:style-name="MT4">Fifth Outline Level</text:span></text:p>
                              <text:list>
                                <text:list-item>
                                  <text:p text:style-name="MP8"><text:span text:style-name="MT4">Sixth Outline Level</text:span></text:p>
                                  <text:list>
                                    <text:list-item>
                                      <text:p text:style-name="MP9"><text:span text:style-name="MT4">Seventh Outline LevelClick to edit Master text styles</text:span></text:p>
                                      <text:list>
                                        <text:list-item>
                                          <text:p text:style-name="MP9"><text:span text:style-name="MT5">Second level</text:span></text:p>
                                          <text:list>
                                            <text:list-item>
                                              <text:p text:style-name="MP9"><text:span text:style-name="MT6">Third level</text:span></text:p>
                                              <text:list>
                                                <text:list-item>
                                                  <text:p text:style-name="MP10"><text:span text:style-name="MT7">Fourth level</text:span></text:p>
                                                </text:list-item>
                                                <text:list-item>
                                                  <text:p text:style-name="MP10"><text:span text:style-name="MT7">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Date Placeholder 3" presentation:style-name="Mpr7" draw:text-style-name="MP6" draw:layer="backgroundobjects" svg:width="5.926cm" svg:height="1.013cm" svg:x="1.27cm" svg:y="17.657cm" presentation:class="date-time" presentation:user-transformed="true">
        <draw:text-box>
          <text:p text:style-name="MP5"><text:span text:style-name="MT3"><text:date style:data-style-name="D1" text:date-value="2016-04-15">4/15/16</text:date></text:span></text:p>
        </draw:text-box>
      </draw:frame>
      <draw:frame draw:name="Footer Placeholder 4" presentation:style-name="Mpr7" draw:text-style-name="MP6" draw:layer="backgroundobjects" svg:width="8.042cm" svg:height="1.013cm" svg:x="8.678cm" svg:y="17.657cm" presentation:class="footer" presentation:user-transformed="true">
        <draw:text-box>
          <text:p/>
        </draw:text-box>
      </draw:frame>
      <draw:frame draw:name="Slide Number Placeholder 5" presentation:style-name="Mpr7" draw:text-style-name="MP6" draw:layer="backgroundobjects" svg:width="5.926cm" svg:height="1.013cm" svg:x="18.203cm" svg:y="17.657cm" presentation:class="page-number" presentation:user-transformed="true">
        <draw:text-box>
          <text:p text:style-name="MP7"><text:span text:style-name="MT3"><text:page-number>&lt;number&gt;</text:page-number></text:span></text:p>
        </draw:text-box>
      </draw:frame>
      <presentation:notes style:page-layout-name="PM0">
        <draw:page-thumbnail presentation:style-name="Title_20_and_20_Content-title" draw:layer="backgroundobjects" svg:width="13.968cm" svg:height="10.476cm" svg:x="3.81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8" draw:text-style-name="MP1" draw:layer="backgroundobjects" svg:width="9.369cm" svg:height="1.396cm" svg:x="0cm" svg:y="0cm" presentation:class="header">
          <draw:text-box>
            <text:p text:style-name="MP1"><text:span text:style-name="MT1"><presentation:header/></text:span></text:p>
          </draw:text-box>
        </draw:frame>
        <draw:frame presentation:style-name="Mpr8" draw:text-style-name="MP2" draw:layer="backgroundobjects" svg:width="9.369cm" svg:height="1.396cm" svg:x="12.22cm" svg:y="0cm" presentation:class="date-time">
          <draw:text-box>
            <text:p text:style-name="MP2"><text:span text:style-name="MT1"><presentation:date-time/></text:span></text:p>
          </draw:text-box>
        </draw:frame>
        <draw:frame presentation:style-name="Mpr9" draw:text-style-name="MP1" draw:layer="backgroundobjects" svg:width="9.369cm" svg:height="1.396cm" svg:x="0cm" svg:y="26.543cm" presentation:class="footer">
          <draw:text-box>
            <text:p text:style-name="MP1"><text:span text:style-name="MT1"><presentation:footer/></text:span></text:p>
          </draw:text-box>
        </draw:frame>
        <draw:frame presentation:style-name="Mpr9"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GCM Output</dc:title>
    <meta:initial-creator>Armando Howard</meta:initial-creator>
    <meta:editing-cycles>48</meta:editing-cycles>
    <meta:creation-date>2011-03-28T15:27:53</meta:creation-date>
    <dc:date>2016-04-15T14:48:13.467027459</dc:date>
    <meta:editing-duration>PT10M28S</meta:editing-duration>
    <meta:generator>LibreOffice/4.3.7.2$Linux_X86_64 LibreOffice_project/430$Build-2</meta:generator>
    <meta:document-statistic meta:object-count="73"/>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10</meta:user-defined>
  </office:meta>
</office:document-meta>
</file>